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BEE7C87E.png"/>
  <manifest:file-entry manifest:media-type="image/png" manifest:full-path="Pictures/1000020100000849000005863348D6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4" text:anchor-type="paragraph" svg:x="-0.004cm" svg:y="5.371cm" svg:width="7.999cm" svg:height="5.32cm" draw:z-index="0"><draw:image xlink:href="Pictures/100002010000084900000586BEE7C87E.png" xlink:type="simple" xlink:show="embed" xlink:actuate="onLoad"/></draw:frame><draw:frame draw:style-name="fr1" draw:name="grafik1" text:anchor-type="paragraph" svg:x="-0.004cm" svg:y="0.053cm" svg:width="7.999cm" svg:height="5.32cm" draw:z-index="1"><draw:image xlink:href="Pictures/1000020100000849000005863348D6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1M8S</meta:editing-duration>
    <meta:editing-cycles>7</meta:editing-cycles>
    <meta:generator>OpenOffice/4.1.3$Win32 OpenOffice.org_project/413m1$Build-9783</meta:generator>
    <dc:date>2017-11-26T15:57:06</dc:date>
    <dc:creator>Rasmus Liljeberg</dc:creator>
    <meta:printed-by>Rasmus Liljeberg</meta:printed-by>
    <meta:print-date>2017-11-26T15:37:38.89</meta:print-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